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uses multiple threads, as the calculation of each node's clustering coefficient is independent</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1908173186"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9445930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1"><text:span text:style-name="T2"/></text:p>
      <text:p text:style-name="P1"><text:span text:style-name="T2"><text:tab/>Macros:</text:span></text:p>
      <text:p text:style-name="P1"><text:span text:style-name="T2"/></text:p>
      <text:p text:style-name="P1"><text:span text:style-name="T2"><text:tab/><text:tab/>NSPHERE_DEFAULT_GAMMA: the default baseGam value passed to the NSphere constructor, currently is 1.0</text:span></text:p>
      <text:p text:style-name="P1"><text:span text:style-name="T2"/></text:p>
      <text:p text:style-name="P1"><text:span text:style-name="T2"><text:tab/><text:tab/>NSPHERE_DEFAULT_TOLERANCE: the default baseTol value passed to the NSphere constructor, currently is 0.01</text:span></text:p>
      <text:p text:style-name="P1"><text:span text:style-name="T2"/></text:p>
      <text:p text:style-name="P1"><text:span text:style-name="T2"><text:tab/><text:tab/>NSPHERE_DEFAULT_ITERATIONS: the default baseItr value passed to the NSphere constructor, currently is 36</text:span></text:p>
      <text:p text:style-name="P1"/>
      <text:p text:style-name="P1"><text:tab/><text:span text:style-name="T2">Fields:</text:span></text:p>
      <text:p text:style-name="P2"/>
      <text:p text:style-name="P2"><text:tab/><text:tab/>const long int DIM: the dimension of the sphere, which is one less than the dimension of <text:soft-page-break/>the space in which it is embedded; all SpatialVertices are of dimension DIM+1</text:p>
      <text:p text:style-name="P2"/>
      <text:p text:style-name="P2"><text:tab/><text:tab/>double radius: the radius of the NSphere, to which all points are bound</text:p>
      <text:p text:style-name="P2"/>
      <text:p text:style-name="P2"><text:tab/><text:tab/>double baseGam: the base value for the timestep, gamma, of the NSphere::gradientDescent algorithm</text:p>
      <text:p text:style-name="P2"/>
      <text:p text:style-name="P2"><text:tab/><text:tab/>double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Standard"><text:span text:style-name="T2"><text:tab/><text:tab/>double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linearDistance(Vertex* a, Vertex* b): overrides the pure virtual method GrowingNetwork::linearDistance to provide the (unsigned) scalar distance between two SpatialVertices of dimension DIM+1; relies on the overloaded function of the same name with double* parameters</text:p>
      <text:p text:style-name="P2"/>
      <text:p text:style-name="P2"><text:tab/><text:tab/>double linearDistance(double* a, double* b): calculates the (unsigned) scalar distance between two position vectors, which must be of dimension DIM+1 (aka in the space in which the NSphere is embedded); otherwise, behavior is undefined and possibly fatal</text:p>
      <text:p text:style-name="P2"/>
      <text:p text:style-name="P2"><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double* sumForces(SpatialVertex* node): sums the forces between one node and all other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P1"><text:soft-page-break/>NBall<text:span text:style-name="T2">: an N-dimensional generalization of PositiveChargeGrowingNetwork2D, which inherits from GrowingNetwork rather than PositiveChargeGrowingNetwork2D because optimization is hindered by dynamic binding<text:line-break/></text:span></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
      <text:p text:style-name="P2"><text:tab/><text:tab/>NBALL_DEFAULT_TOLERANCE: the default tolerance passed to the constructor, 0.01</text:p>
      <text:p text:style-name="P2"/>
      <text:p text:style-name="P2"><text:tab/><text:tab/>NBALL_DEFAULT_ITERATIONS: the default maximum number of iterations passed to the constructor, 100</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constructor with some default parameters (number of nodes, new links formed per node, dimension, and the defaults: radius, gamma, alpha, tolerance, and iterations)</text:p>
      <text:p text:style-name="P2"><text:soft-page-break/></text:p>
      <text:p text:style-name="P2"><text:tab/><text:tab/>SpatialVertex* getNode(long int i): overrides Graph::getNode to automatically cast retrieved nodes to SpatialVertices*</text:p>
      <text:p text:style-name="P2"/>
      <text:p text:style-name="P2"><text:tab/><text:tab/>void grow(long int n): adds n new nodes, applying NBall::gradientDescent <text:s/>between them, and adjusting the value of beta after each addition</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span></text:p>
      <text:p text:style-name="Standard"><text:span text:style-name="T2"/></text:p>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03T11:27:15</dc:date>
    <meta:editing-duration>PT12H52M48S</meta:editing-duration>
    <meta:editing-cycles>188</meta:editing-cycles>
    <meta:generator>LibreOffice/3.5$Linux_x86 LibreOffice_project/350m1$Build-2</meta:generator>
    <meta:document-statistic meta:table-count="0" meta:image-count="0" meta:object-count="0" meta:page-count="10" meta:paragraph-count="153" meta:word-count="3711" meta:character-count="24907" meta:non-whitespace-character-count="21079"/>
  </office:meta>
</office:document-meta>
</file>